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c85" officeooo:paragraph-rsid="0003dc85"/>
    </style:style>
    <style:style style:name="P2" style:family="paragraph" style:parent-style-name="Standard">
      <style:text-properties officeooo:rsid="000a86c7" officeooo:paragraph-rsid="000a86c7"/>
    </style:style>
    <style:style style:name="P3" style:family="paragraph" style:parent-style-name="Standard">
      <style:text-properties officeooo:rsid="001197be" officeooo:paragraph-rsid="001197be"/>
    </style:style>
    <style:style style:name="P4" style:family="paragraph" style:parent-style-name="Standard" style:list-style-name="L1">
      <style:text-properties officeooo:rsid="001197be" officeooo:paragraph-rsid="001197be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officeooo:rsid="0003dc85" officeooo:paragraph-rsid="0003dc85"/>
    </style:style>
    <style:style style:name="P7" style:family="paragraph" style:parent-style-name="Standard" style:list-style-name="L2">
      <style:text-properties officeooo:rsid="0008a1ae" officeooo:paragraph-rsid="0008a1ae"/>
    </style:style>
    <style:style style:name="P8" style:family="paragraph" style:parent-style-name="Standard" style:list-style-name="L2">
      <style:text-properties officeooo:rsid="000e26b4" officeooo:paragraph-rsid="000e26b4"/>
    </style:style>
    <style:style style:name="P9" style:family="paragraph" style:parent-style-name="Standard" style:list-style-name="L3">
      <style:text-properties officeooo:rsid="000e26b4" officeooo:paragraph-rsid="000e26b4"/>
    </style:style>
    <style:style style:name="P10" style:family="paragraph" style:parent-style-name="Standard" style:list-style-name="L2">
      <style:text-properties officeooo:rsid="00059347" officeooo:paragraph-rsid="00059347"/>
    </style:style>
    <style:style style:name="P11" style:family="paragraph" style:parent-style-name="Standard" style:list-style-name="L2">
      <style:text-properties officeooo:rsid="000a86c7" officeooo:paragraph-rsid="000a86c7"/>
    </style:style>
    <style:style style:name="P12" style:family="paragraph" style:parent-style-name="Standard" style:list-style-name="L2">
      <style:text-properties officeooo:rsid="000ddd68" officeooo:paragraph-rsid="000ddd68"/>
    </style:style>
    <style:style style:name="P13" style:family="paragraph" style:parent-style-name="Standard" style:list-style-name="L3">
      <style:text-properties officeooo:rsid="000ddd68" officeooo:paragraph-rsid="000ddd68"/>
    </style:style>
    <style:style style:name="P14" style:family="paragraph" style:parent-style-name="Standard" style:list-style-name="L3">
      <style:text-properties officeooo:rsid="00133ab9" officeooo:paragraph-rsid="00133ab9"/>
    </style:style>
    <style:style style:name="P15" style:family="paragraph" style:parent-style-name="Standard" style:list-style-name="L3">
      <style:text-properties officeooo:rsid="0014e715" officeooo:paragraph-rsid="0014e715"/>
    </style:style>
    <style:style style:name="P16" style:family="paragraph" style:parent-style-name="Standard" style:list-style-name="L3">
      <style:text-properties officeooo:rsid="000f82b8" officeooo:paragraph-rsid="000f82b8"/>
    </style:style>
    <style:style style:name="P17" style:family="paragraph" style:parent-style-name="Standard">
      <style:text-properties officeooo:rsid="000f82b8" officeooo:paragraph-rsid="000f82b8"/>
    </style:style>
    <style:style style:name="P18" style:family="paragraph" style:parent-style-name="Standard">
      <style:text-properties officeooo:rsid="0016671e" officeooo:paragraph-rsid="0016671e"/>
    </style:style>
    <style:style style:name="P19" style:family="paragraph" style:parent-style-name="Standard">
      <style:text-properties officeooo:rsid="00196687" officeooo:paragraph-rsid="00196687"/>
    </style:style>
    <style:style style:name="P20" style:family="paragraph" style:parent-style-name="Standard">
      <style:text-properties officeooo:rsid="001ae345" officeooo:paragraph-rsid="001ae345"/>
    </style:style>
    <style:style style:name="P21" style:family="paragraph" style:parent-style-name="Standard">
      <style:text-properties officeooo:rsid="001c040b" officeooo:paragraph-rsid="001c04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a72d"/>
    </style:style>
    <style:style style:name="T3" style:family="text">
      <style:text-properties officeooo:rsid="00133ab9"/>
    </style:style>
    <style:style style:name="T4" style:family="text">
      <style:text-properties officeooo:rsid="0014e715"/>
    </style:style>
    <style:style style:name="T5" style:family="text">
      <style:text-properties officeooo:rsid="0017ef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P.NET Core apps start like console applications. All ASP.NET Core functions are in-fact console apps. This means they require:</text:p>
      <text:list xml:id="list6788411" text:style-name="L1">
        <text:list-item>
          <text:p text:style-name="P4">static void main function</text:p>
          <text:list>
            <text:list-item>
              <text:p text:style-name="P4">This has been obfuscated in .NET 6 &amp; C# 10 with top-level statements meaning that the static void main method does not need to be explicitly defined.</text:p>
            </text:list-item>
          </text:list>
        </text:list-item>
      </text:list>
      <text:p text:style-name="Standard"/>
      <text:p text:style-name="Standard"/>
      <text:p text:style-name="Standard"/>
      <text:list xml:id="list226222091" text:style-name="L2">
        <text:list-item>
          <text:p text:style-name="P5"><text:span text:style-name="T1">wwwroot</text:span> Folder (wrap root directory) contains all static files (css, js, etc.)</text:p>
          <text:list>
            <text:list-item>
              <text:p text:style-name="P6">files in this directory are accessed with a relative path to the site then the static file→ <text:a xlink:type="simple" xlink:href="https://mycoolsite.com/image1.jpg" text:style-name="Internet_20_link" text:visited-style-name="Visited_20_Internet_20_Link">https://mycoolsite.com/image1.jpg</text:a></text:p>
            </text:list-item>
            <text:list-item>
              <text:p text:style-name="P7">All static files should be stored here</text:p>
            </text:list-item>
            <text:list-item>
              <text:p text:style-name="P8">Any C# code put here is inaccessible </text:p>
            </text:list-item>
          </text:list>
        </text:list-item>
      </text:list>
      <text:p text:style-name="P1"/>
      <text:list xml:id="list142403747643168" text:continue-numbering="true" text:style-name="L2">
        <text:list-item>
          <text:p text:style-name="P10">Each .NET Core template generates a <text:span text:style-name="T1">csproj</text:span> file</text:p>
          <text:list>
            <text:list-item>
              <text:p text:style-name="P11">contains vital project information</text:p>
            </text:list-item>
            <text:list-item>
              <text:p text:style-name="P11">The reference &lt;Project Sdk=”Microsoft.NET.Sdk.Web”&gt; basically brings in support for many of the common types used in any ASP.NET Core app.</text:p>
              <text:list>
                <text:list-item>
                  <text:p text:style-name="P11">AKA this reference brings in a bunch of references to assemblies that <text:span text:style-name="T2">most ASP.NET core apps need.</text:span></text:p>
                </text:list-item>
              </text:list>
            </text:list-item>
            <text:list-item>
              <text:p text:style-name="P12">The reference &lt;ImplicitUsings&gt;enable&lt;/ImplicitUsings&gt; will automatically take care of generating a global usings file that will contain the most commonly used using statements so that we don’t have to repeat them throughout our app.</text:p>
            </text:list-item>
          </text:list>
        </text:list-item>
      </text:list>
      <text:p text:style-name="P2"/>
      <text:list xml:id="list142402861075118" text:continue-numbering="true" text:style-name="L2">
        <text:list-item>
          <text:p text:style-name="P12">Dotnet new mvc –&gt; the generated files and their use:</text:p>
        </text:list-item>
      </text:list>
      <text:list xml:id="list1878210617" text:style-name="L3">
        <text:list-item>
          <text:list>
            <text:list-item>
              <text:p text:style-name="P13">Solution file (.sln) used to group multiple projects together</text:p>
            </text:list-item>
            <text:list-item>
              <text:p text:style-name="P13">Project file (.csproj) is an XML file that contains the properties of the project.</text:p>
            </text:list-item>
            <text:list-item>
              <text:p text:style-name="P9">Program class (.cs) <text:span text:style-name="T3">contains code:</text:span></text:p>
              <text:list>
                <text:list-item>
                  <text:p text:style-name="P14">To start the server <text:span text:style-name="T4">inside ASP.NET Core</text:span></text:p>
                  <text:list>
                    <text:list-item>
                      <text:p text:style-name="P15">Each ASP.NET Core application, by default, will host its own web server called Kestrel.</text:p>
                    </text:list-item>
                  </text:list>
                </text:list-item>
                <text:list-item>
                  <text:p text:style-name="P14">to listen for incoming requests</text:p>
                </text:list-item>
                <text:list-item>
                  <text:p text:style-name="P14">to configure the application</text:p>
                </text:list-item>
              </text:list>
            </text:list-item>
            <text:list-item>
              <text:p text:style-name="P9">appsettings.json (.json) used to define application level settings</text:p>
            </text:list-item>
            <text:list-item>
              <text:p text:style-name="P16">Properties/launchSettings.json is another config file defines how to start the application.</text:p>
            </text:list-item>
          </text:list>
        </text:list-item>
      </text:list>
      <text:p text:style-name="P17">---------------------------</text:p>
      <text:p text:style-name="P17"/>
      <text:p text:style-name="P18">Kestrel:</text:p>
      <text:p text:style-name="P18">- before .Net Core, running a web app required a web server running IIS (Windows only)</text:p>
      <text:p text:style-name="P18">- Kestrel is cross-platform and fast</text:p>
      <text:p text:style-name="P18">- .Net applications are decoupled entirely from the OS</text:p>
      <text:p text:style-name="P18">- the Kestrel server creates the HTTPContext of the application</text:p>
      <text:p text:style-name="P18">- <text:span text:style-name="T5">HTTPContext contains all of the incoming requests received by the server</text:span></text:p>
      <text:p text:style-name="P18"/>
      <text:p text:style-name="P18">--------------------------------</text:p>
      <text:p text:style-name="P18"/>
      <text:p text:style-name="P19">Service Registration:</text:p>
      <text:p text:style-name="P19">1. What are services? All classes that can be used throughout the app.</text:p>
      <text:p text:style-name="P19">2. Creating small standalone classes that perform a single task is a good practice. (modular)</text:p>
      <text:p text:style-name="P20">3. More dependency injection</text:p>
      <text:p text:style-name="P20"/>
      <text:p text:style-name="P20"/>
      <text:p text:style-name="P20"><text:soft-page-break/>------------------------------------</text:p>
      <text:p text:style-name="P20"/>
      <text:p text:style-name="P21">Dependency Injection (DI):<text:line-break/>- The concept of having a third party (container) create the instances of services that a particular class requires.</text:p>
      <text:p text:style-name="P21"><text:tab/>- For example : if my concrete class Student needs a logger, file access, etc. DI suggests that a Container class manage the creation of the services needed by the Student clas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07:56:43.172252074</meta:creation-date>
    <meta:generator>LibreOffice/7.0.4.2$Linux_X86_64 LibreOffice_project/00$Build-2</meta:generator>
    <dc:date>2022-12-22T14:23:59.177680048</dc:date>
    <meta:editing-duration>PT55M22S</meta:editing-duration>
    <meta:editing-cycles>17</meta:editing-cycles>
    <meta:document-statistic meta:table-count="0" meta:image-count="0" meta:object-count="0" meta:page-count="2" meta:paragraph-count="37" meta:word-count="429" meta:character-count="2680" meta:non-whitespace-character-count="2307"/>
  </office:meta>
</office:document-meta>
</file>